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AccessManager.internalIsGranted( Path absPath , int permiss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AccessManager.checkPermission( ItemId id , int permiss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AccessManager.checkValidNodePath( String abs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AccessManager.isGranted( Path absPath , int permi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cessManager.hasPrivileges( String absPath , Privilege [ ] privileg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impleAccessManager.canRead( Path item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cessManager.init( AMContext context , AccessControlProvider acProvider , WorkspaceAccessManager wspAccess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mpleAccessManager.SimpleAccess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AccessManager.checkInitializ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AccessManager.getPrivilege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AccessManag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AccessManager.getEffectivePolicies( String ab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AccessManager.checkPrivileges( String absPath , int privileg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AccessManager.isGranted( ItemId id , int permiss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AccessManager.canAccess( String workspac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AccessManager.init( AM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cessManager.isGranted( Path parentPath , Name childName , int permi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cessManager.getPrivileges( String abs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